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P1" style:family="paragraph" style:parent-style-name="Header">
      <style:text-properties officeooo:paragraph-rsid="0025f4ec"/>
    </style:style>
    <style:style style:name="P2" style:family="paragraph" style:parent-style-name="Text_20_body">
      <style:paragraph-properties fo:text-align="start" style:justify-single-word="false"/>
    </style:style>
    <style:style style:name="P3" style:family="paragraph" style:parent-style-name="Text_20_body">
      <style:paragraph-properties fo:text-align="start" style:justify-single-word="false"/>
      <style:text-properties officeooo:paragraph-rsid="00113576"/>
    </style:style>
    <style:style style:name="P4" style:family="paragraph" style:parent-style-name="Text_20_body">
      <style:paragraph-properties fo:text-align="start" style:justify-single-word="false"/>
      <style:text-properties officeooo:paragraph-rsid="001e6308"/>
    </style:style>
    <style:style style:name="P5" style:family="paragraph" style:parent-style-name="Text_20_body">
      <style:paragraph-properties fo:text-align="start" style:justify-single-word="false"/>
      <style:text-properties officeooo:paragraph-rsid="0019908b"/>
    </style:style>
    <style:style style:name="P6" style:family="paragraph" style:parent-style-name="Text_20_body">
      <style:paragraph-properties fo:text-align="start" style:justify-single-word="false"/>
      <style:text-properties officeooo:paragraph-rsid="00272ca0"/>
    </style:style>
    <style:style style:name="P7" style:family="paragraph" style:parent-style-name="Text_20_body">
      <style:paragraph-properties fo:text-align="start" style:justify-single-word="false"/>
      <style:text-properties officeooo:paragraph-rsid="002fea73"/>
    </style:style>
    <style:style style:name="P8" style:family="paragraph" style:parent-style-name="Text_20_body">
      <style:paragraph-properties fo:text-align="start" style:justify-single-word="false"/>
      <style:text-properties officeooo:paragraph-rsid="0039f784"/>
    </style:style>
    <style:style style:name="P9" style:family="paragraph" style:parent-style-name="Text_20_body">
      <style:paragraph-properties fo:text-align="start" style:justify-single-word="false"/>
      <style:text-properties officeooo:paragraph-rsid="00411f66"/>
    </style:style>
    <style:style style:name="P10" style:family="paragraph" style:parent-style-name="Text_20_body">
      <style:paragraph-properties fo:text-align="start" style:justify-single-word="false"/>
      <style:text-properties officeooo:paragraph-rsid="004289af"/>
    </style:style>
    <style:style style:name="P11" style:family="paragraph" style:parent-style-name="Text_20_body">
      <style:paragraph-properties fo:text-align="start" style:justify-single-word="false"/>
      <style:text-properties fo:font-weight="normal" officeooo:paragraph-rsid="00152eed" style:font-weight-asian="normal" style:font-weight-complex="normal"/>
    </style:style>
    <style:style style:name="P12" style:family="paragraph" style:parent-style-name="Text_20_body">
      <style:paragraph-properties fo:text-align="start" style:justify-single-word="false"/>
      <style:text-properties fo:font-style="normal" officeooo:paragraph-rsid="0016ab0a" style:font-style-asian="normal" style:font-style-complex="normal"/>
    </style:style>
    <style:style style:name="P13" style:family="paragraph" style:parent-style-name="Text_20_body">
      <style:paragraph-properties fo:text-align="start" style:justify-single-word="false"/>
      <style:text-properties fo:language="en" fo:country="US" officeooo:paragraph-rsid="00272ca0"/>
    </style:style>
    <style:style style:name="P14" style:family="paragraph" style:parent-style-name="Text_20_body">
      <style:paragraph-properties fo:text-align="start" style:justify-single-word="false"/>
      <style:text-properties officeooo:rsid="00487cf1" officeooo:paragraph-rsid="00487cf1"/>
    </style:style>
    <style:style style:name="P15" style:family="paragraph" style:parent-style-name="Text_20_body">
      <style:paragraph-properties fo:text-align="start" style:justify-single-word="false"/>
      <style:text-properties officeooo:rsid="004b21ad" officeooo:paragraph-rsid="004b21ad"/>
    </style:style>
    <style:style style:name="P16" style:family="paragraph" style:parent-style-name="Text_20_body">
      <style:paragraph-properties fo:text-align="start" style:justify-single-word="false"/>
      <style:text-properties officeooo:rsid="005e0ff6" officeooo:paragraph-rsid="005e0ff6"/>
    </style:style>
    <style:style style:name="P17" style:family="paragraph" style:parent-style-name="Text_20_body">
      <style:paragraph-properties fo:text-align="start" style:justify-single-word="false"/>
      <style:text-properties officeooo:rsid="005ec11f" officeooo:paragraph-rsid="005ec11f"/>
    </style:style>
    <style:style style:name="P18" style:family="paragraph" style:parent-style-name="Text_20_body">
      <style:paragraph-properties fo:text-align="start" style:justify-single-word="false"/>
      <style:text-properties officeooo:rsid="0059a328" officeooo:paragraph-rsid="005ec11f"/>
    </style:style>
    <style:style style:name="P19" style:family="paragraph" style:parent-style-name="Standard">
      <style:paragraph-properties fo:text-align="start" style:justify-single-word="false"/>
    </style:style>
    <style:style style:name="P20" style:family="paragraph" style:parent-style-name="Text_20_body">
      <style:paragraph-properties fo:text-align="start" style:justify-single-word="false" fo:break-before="page"/>
    </style:style>
    <style:style style:name="P21" style:family="paragraph" style:parent-style-name="Table_20_Contents">
      <style:paragraph-properties fo:text-align="start" style:justify-single-word="false"/>
      <style:text-properties officeooo:paragraph-rsid="002a4180"/>
    </style:style>
    <style:style style:name="P22" style:family="paragraph" style:parent-style-name="Contents_20_3">
      <style:paragraph-properties>
        <style:tab-stops>
          <style:tab-stop style:position="6.5319in" style:type="right" style:leader-style="dotted" style:leader-text="."/>
        </style:tab-stops>
      </style:paragraph-properties>
    </style:style>
    <style:style style:name="P23" style:family="paragraph" style:parent-style-name="Text_20_body" style:list-style-name="L1">
      <style:paragraph-properties fo:text-align="start" style:justify-single-word="false"/>
    </style:style>
    <style:style style:name="P24" style:family="paragraph" style:parent-style-name="Text_20_body" style:list-style-name="L2">
      <style:paragraph-properties fo:text-align="start" style:justify-single-word="false"/>
    </style:style>
    <style:style style:name="P25" style:family="paragraph" style:parent-style-name="Text_20_body" style:list-style-name="L3">
      <style:paragraph-properties fo:text-align="start" style:justify-single-word="false"/>
      <style:text-properties officeooo:paragraph-rsid="0043508b"/>
    </style:style>
    <style:style style:name="P26" style:family="paragraph" style:parent-style-name="Text_20_body" style:list-style-name="L3">
      <style:paragraph-properties fo:text-align="start" style:justify-single-word="false"/>
      <style:text-properties officeooo:paragraph-rsid="004289af"/>
    </style:style>
    <style:style style:name="P27" style:family="paragraph" style:parent-style-name="Text_20_body" style:list-style-name="L7">
      <style:paragraph-properties fo:text-align="start" style:justify-single-word="false"/>
    </style:style>
    <style:style style:name="P28" style:family="paragraph" style:parent-style-name="Text_20_body" style:list-style-name="L9">
      <style:paragraph-properties fo:text-align="start" style:justify-single-word="false"/>
    </style:style>
    <style:style style:name="P29" style:family="paragraph" style:parent-style-name="Text_20_body" style:list-style-name="L4">
      <style:paragraph-properties fo:text-align="start" style:justify-single-word="false"/>
      <style:text-properties officeooo:rsid="00487cf1" officeooo:paragraph-rsid="00487cf1"/>
    </style:style>
    <style:style style:name="P30" style:family="paragraph" style:parent-style-name="Text_20_body" style:list-style-name="L5">
      <style:paragraph-properties fo:text-align="start" style:justify-single-word="false"/>
      <style:text-properties officeooo:rsid="004b3c1a" officeooo:paragraph-rsid="004b3c1a"/>
    </style:style>
    <style:style style:name="P31" style:family="paragraph" style:parent-style-name="Text_20_body" style:list-style-name="L5">
      <style:paragraph-properties fo:text-align="start" style:justify-single-word="false"/>
      <style:text-properties officeooo:rsid="004df307" officeooo:paragraph-rsid="004df307"/>
    </style:style>
    <style:style style:name="P32" style:family="paragraph" style:parent-style-name="Text_20_body" style:list-style-name="L6"/>
    <style:style style:name="P33" style:family="paragraph" style:parent-style-name="Text_20_body" style:list-style-name="L6">
      <style:text-properties officeooo:paragraph-rsid="000fc9db"/>
    </style:style>
    <style:style style:name="P34" style:family="paragraph" style:parent-style-name="Text_20_body" style:list-style-name="L8"/>
    <style:style style:name="P35" style:family="paragraph" style:parent-style-name="Text_20_body" style:list-style-name="L8">
      <style:paragraph-properties fo:margin-top="0in" fo:margin-bottom="0in" loext:contextual-spacing="false"/>
    </style:style>
    <style:style style:name="P36" style:family="paragraph" style:parent-style-name="Heading_20_3">
      <style:paragraph-properties fo:text-align="center" style:justify-single-word="false"/>
    </style:style>
    <style:style style:name="P37" style:family="paragraph" style:parent-style-name="Heading_20_3">
      <style:paragraph-properties fo:text-align="center" style:justify-single-word="false" fo:break-before="page"/>
    </style:style>
    <style:style style:name="P38" style:family="paragraph" style:parent-style-name="Heading_20_3">
      <style:paragraph-properties fo:text-align="center" style:justify-single-word="false" fo:break-before="page"/>
      <style:text-properties officeooo:paragraph-rsid="00152eed"/>
    </style:style>
    <style:style style:name="P39" style:family="paragraph" style:parent-style-name="Heading_20_3">
      <style:paragraph-properties fo:text-align="center" style:justify-single-word="false" fo:break-before="page"/>
      <style:text-properties officeooo:paragraph-rsid="00411f66"/>
    </style:style>
    <style:style style:name="P40" style:family="paragraph" style:parent-style-name="Heading_20_3">
      <style:paragraph-properties fo:text-align="center" style:justify-single-word="false" fo:break-before="page"/>
      <style:text-properties officeooo:paragraph-rsid="0024a40e"/>
    </style:style>
    <style:style style:name="P41" style:family="paragraph" style:parent-style-name="Heading_20_3">
      <style:paragraph-properties fo:text-align="center" style:justify-single-word="false" fo:break-before="page"/>
      <style:text-properties officeooo:paragraph-rsid="0035b834"/>
    </style:style>
    <style:style style:name="P42" style:family="paragraph" style:parent-style-name="Heading_20_3">
      <style:paragraph-properties fo:text-align="center" style:justify-single-word="false" fo:break-before="page"/>
      <style:text-properties officeooo:paragraph-rsid="0019908b"/>
    </style:style>
    <style:style style:name="P43" style:family="paragraph" style:parent-style-name="Heading_20_3">
      <style:paragraph-properties fo:text-align="center" style:justify-single-word="false" fo:break-before="page"/>
      <style:text-properties officeooo:rsid="00487cf1" officeooo:paragraph-rsid="00487cf1"/>
    </style:style>
    <style:style style:name="P44" style:family="paragraph" style:parent-style-name="Heading_20_3">
      <style:paragraph-properties fo:text-align="center" style:justify-single-word="false" fo:break-before="page"/>
      <style:text-properties fo:font-style="normal" officeooo:paragraph-rsid="0016ab0a" style:font-style-asian="normal" style:font-style-complex="normal"/>
    </style:style>
    <style:style style:name="T1" style:family="text">
      <style:text-properties style:text-position="sub 58%"/>
    </style:style>
    <style:style style:name="T2" style:family="text">
      <style:text-properties style:text-position="sub 58%" style:font-size-asian="10.5pt"/>
    </style:style>
    <style:style style:name="T3" style:family="text">
      <style:text-properties style:text-position="super 58%"/>
    </style:style>
    <style:style style:name="T4" style:family="text">
      <style:text-properties style:text-position="-33% 80%"/>
    </style:style>
    <style:style style:name="T5" style:family="text">
      <style:text-properties style:text-position="33% 80%"/>
    </style:style>
    <style:style style:name="T6" style:family="text">
      <style:text-properties officeooo:rsid="004c1d15"/>
    </style:style>
    <style:style style:name="T7" style:family="text">
      <style:text-properties officeooo:rsid="004df307"/>
    </style:style>
    <style:style style:name="T8" style:family="text">
      <style:text-properties officeooo:rsid="004e403d"/>
    </style:style>
    <style:style style:name="T9" style:family="text">
      <style:text-properties officeooo:rsid="004fe8dd"/>
    </style:style>
    <style:style style:name="T10" style:family="text">
      <style:text-properties officeooo:rsid="00516855"/>
    </style:style>
    <style:style style:name="T11" style:family="text">
      <style:text-properties officeooo:rsid="0055c2c7"/>
    </style:style>
    <style:style style:name="T12" style:family="text">
      <style:text-properties officeooo:rsid="0056fae3"/>
    </style:style>
    <style:style style:name="T13" style:family="text">
      <style:text-properties officeooo:rsid="0058ac88"/>
    </style:style>
    <style:style style:name="T14" style:family="text">
      <style:text-properties officeooo:rsid="005b68c8"/>
    </style:style>
    <style:style style:name="T15" style:family="text">
      <style:text-properties officeooo:rsid="005d2f0b"/>
    </style:style>
    <style:style style:name="T16" style:family="text">
      <style:text-properties officeooo:rsid="00606b02"/>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style:num-suffix="." text:bullet-char="•">
        <style:list-level-properties text:space-before="0.2945in" text:min-label-width="0.1965in"/>
      </text:list-level-style-bullet>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2"><text:a xlink:type="simple" xlink:href="#__RefHeading__697_1754408385" text:style-name="Index_20_Link" text:visited-style-name="Index_20_Link">Introduction<text:tab/>2</text:a></text:p>
          <text:p text:style-name="P22"><text:a xlink:type="simple" xlink:href="#__RefHeading__804_1754408385" text:style-name="Index_20_Link" text:visited-style-name="Index_20_Link">Accounts<text:tab/>3</text:a></text:p>
          <text:p text:style-name="P22"><text:a xlink:type="simple" xlink:href="#__RefHeading__807_1754408385" text:style-name="Index_20_Link" text:visited-style-name="Index_20_Link">Adaptive Echo<text:tab/>4</text:a></text:p>
          <text:p text:style-name="P22"><text:a xlink:type="simple" xlink:href="#__RefHeading__186_1525007520" text:style-name="Index_20_Link" text:visited-style-name="Index_20_Link">Block Cipher Modes of Operation<text:tab/>5</text:a></text:p>
          <text:p text:style-name="P22"><text:a xlink:type="simple" xlink:href="#__RefHeading__810_1754408385" text:style-name="Index_20_Link" text:visited-style-name="Index_20_Link">Communication Methods<text:tab/>6</text:a></text:p>
          <text:p text:style-name="P22"><text:a xlink:type="simple" xlink:href="#__RefHeading__297_1157459078" text:style-name="Index_20_Link" text:visited-style-name="Index_20_Link">Communication Model<text:tab/>7</text:a></text:p>
          <text:p text:style-name="P22"><text:a xlink:type="simple" xlink:href="#__RefHeading__283_2127962396" text:style-name="Index_20_Link" text:visited-style-name="Index_20_Link">Configuration Settings<text:tab/>8</text:a></text:p>
          <text:p text:style-name="P22"><text:a xlink:type="simple" xlink:href="#__RefHeading__813_1754408385" text:style-name="Index_20_Link" text:visited-style-name="Index_20_Link">Constant-Time Comparison Function<text:tab/>9</text:a></text:p>
          <text:p text:style-name="P22"><text:a xlink:type="simple" xlink:href="#__RefHeading__816_1754408385" text:style-name="Index_20_Link" text:visited-style-name="Index_20_Link">Echo Protocol<text:tab/>10</text:a></text:p>
          <text:p text:style-name="P22"><text:a xlink:type="simple" xlink:href="#__RefHeading__651_817640049" text:style-name="Index_20_Link" text:visited-style-name="Index_20_Link">Echo Public Key Sharing<text:tab/>11</text:a></text:p>
          <text:p text:style-name="P22"><text:a xlink:type="simple" xlink:href="#__RefHeading__266_198272384" text:style-name="Index_20_Link" text:visited-style-name="Index_20_Link">Electronic Mail<text:tab/>12</text:a></text:p>
          <text:p text:style-name="P22"><text:a xlink:type="simple" xlink:href="#__RefHeading___Toc649_890794201" text:style-name="Index_20_Link" text:visited-style-name="Index_20_Link">Electronic Mail Forward Secrecy<text:tab/>13</text:a></text:p>
          <text:p text:style-name="P22"><text:a xlink:type="simple" xlink:href="#__RefHeading__819_1754408385" text:style-name="Index_20_Link" text:visited-style-name="Index_20_Link">Encrypted and Authenticated Containers<text:tab/>14</text:a></text:p>
          <text:p text:style-name="P22"><text:a xlink:type="simple" xlink:href="#__RefHeading__603_490309552" text:style-name="Index_20_Link" text:visited-style-name="Index_20_Link">File Encryption<text:tab/>15</text:a></text:p>
          <text:p text:style-name="P22"><text:a xlink:type="simple" xlink:href="#__RefHeading__822_1754408385" text:style-name="Index_20_Link" text:visited-style-name="Index_20_Link">Key Derivation<text:tab/>16</text:a></text:p>
          <text:p text:style-name="P22"><text:a xlink:type="simple" xlink:href="#__RefHeading__210_1274879713" text:style-name="Index_20_Link" text:visited-style-name="Index_20_Link">Hybrid System<text:tab/>17</text:a></text:p>
          <text:p text:style-name="P22"><text:a xlink:type="simple" xlink:href="#__RefHeading__299_1157459078" text:style-name="Index_20_Link" text:visited-style-name="Index_20_Link">Multiple Devices<text:tab/>18</text:a></text:p>
          <text:p text:style-name="P22"><text:a xlink:type="simple" xlink:href="#__RefHeading__253_527466761" text:style-name="Index_20_Link" text:visited-style-name="Index_20_Link">Poptastic<text:tab/>19</text:a></text:p>
          <text:p text:style-name="P22"><text:a xlink:type="simple" xlink:href="#__RefHeading__169_1115980955" text:style-name="Index_20_Link" text:visited-style-name="Index_20_Link">Public Key Infrastructure<text:tab/>20</text:a></text:p>
          <text:p text:style-name="P22"><text:a xlink:type="simple" xlink:href="#__RefHeading___Toc631_61244466" text:style-name="Index_20_Link" text:visited-style-name="Index_20_Link">Sessions<text:tab/>21</text:a></text:p>
          <text:p text:style-name="P22"><text:a xlink:type="simple" xlink:href="#__RefHeading__330_678579420" text:style-name="Index_20_Link" text:visited-style-name="Index_20_Link">Socialist Millionaire Protocol<text:tab/>22</text:a></text:p>
          <text:p text:style-name="P22"><text:a xlink:type="simple" xlink:href="#__RefHeading__230_1536820662" text:style-name="Index_20_Link" text:visited-style-name="Index_20_Link">Two-Way Calling<text:tab/>23</text:a></text:p>
        </text:index-body>
      </text:table-of-content>
      <text:p text:style-name="Standard"/>
      <text:h text:style-name="P37" text:outline-level="3"><text:bookmark-start text:name="__RefHeading__697_1754408385"/>Introduction<text:bookmark-end text:name="__RefHeading__697_1754408385"/></text:h>
      <text:p text:style-name="P19">Spot-On is an exploratory research project investigating a variety of communication and cryptographic algorithms. The software is composed of two separate applications, a multi-threaded kernel and a user interface. The two components are written in C++ and require the Qt framework as well as an assortment of libraries. Qt versions 4.8.x and Qt 5.x are supported. The application is available on FreeBSD, Linux, OS X, OS/2, and Windows. Please note that the Echo algorithm and its name are not derived from Ernest J. H. Chang's 1982 Echo Algorithms: Depth Parallel Operations on General Graphs paper.</text:p>
      <text:p text:style-name="P19"/>
      <text:h text:style-name="P37" text:outline-level="3"><text:bookmark-start text:name="__RefHeading__804_1754408385"/>Accounts<text:bookmark-end text:name="__RefHeading__804_1754408385"/></text:h>
      <text:p text:style-name="P2">Spot-On implements a plain, and perhaps original, two-pass mutual authentication protocol. The implementation is well-defined with or without SSL/TLS. The protocol is weakened if SSL/TLS is neglected, however. Please see the paragraph at the end of this section for additional details regarding the weakness. The Accounts procedure is as follows:</text:p>
      <text:list xml:id="list7574311378399246168" text:style-name="L1">
        <text:list-item>
          <text:p text:style-name="P23">Binding endpoints are responsible for defining account information. During the account-creation process, an account may be designated for one-time use. Account names and account passwords each require at least 32 bytes of data.</text:p>
        </text:list-item>
        <text:list-item>
          <text:p text:style-name="P23">After a network connection is established, a binding endpoint notifies the peer with an authentication request. The binding endpoint will terminate the connection if the peer has not identified itself within a fifteen-second window.</text:p>
        </text:list-item>
        <text:list-item>
          <text:p text:style-name="P23">After receiving the authentication request, the peer responds to the binding endpoint. The peer submits the following information: H<text:span text:style-name="T1">Hash Key</text:span>(Salt || Time) || Salt, where the Hash Key is a concatenation of the account name and the account password. The SHA-512 hash algorithm is presently used to generate the hash output. The Time variable has a resolution of minutes. The peer retains the salt value.</text:p>
        </text:list-item>
        <text:list-item>
          <text:p text:style-name="P23">The binding endpoint receives the peer's information. Subsequently, it computes H<text:span text:style-name="T1">Hash Key</text:span>(Salt || Time) for all of the accounts that it possesses. If it does not discover an account, it increments Time by one minute and performs an additional search. If an account is discovered, the binding endpoint creates a message similar to the message created by the peer in the previous step and submits the information to the peer. The authenticated information is recorded. After a period of approximately 120 seconds, the information is destroyed.</text:p>
        </text:list-item>
        <text:list-item>
          <text:p text:style-name="P23">The peer receives the binding endpoint's information and performs a similar validation process, including the analysis of the binding endpoint's salt. The two salt values must be distinct. The peer will terminate the connection if the binding endpoint has not identified itself within a fifteen-second window.</text:p>
        </text:list-item>
      </text:list>
      <text:p text:style-name="P2">Please note that the Accounts system can be promoted by including an encryption key. The additional key will allow for finer time resolutions.</text:p>
      <text:p text:style-name="P2">If SSL/TLS is not available, the protocol may be exploited. A relay station may record the values in the 3<text:span text:style-name="T3">rd</text:span> step and subsequently provide the information to the binding endpoint. The binding endpoint will therefore trust the foreign connection. The recording device may then seize the binding endpoint's response, the values in the 4<text:span text:style-name="T3">th</text:span> step, and provide the information to the peer. If the information is accurate, the peer will accept the binding endpoint's response.</text:p>
      <text:p text:style-name="P2"/>
      <text:h text:style-name="P37" text:outline-level="3"><text:bookmark-start text:name="__RefHeading__807_1754408385"/>Adaptive Echo<text:bookmark-end text:name="__RefHeading__807_1754408385"/></text:h>
      <text:p text:style-name="P2">The Adaptive Echo is a complement to the Echo Protocol and substantiates the opinion that the Echo Protocol is a malleable method. Endpoints that bind multiple parties may optionally define Adaptive Echo tokens. Adaptive Echo tokens are composed of authentication and encryption keys as well as details about the choice algorithms. If configured, binding endpoints are able to permit or restrict information travel based on the content of the data. As an example, peers that are cognizant of a specific Adaptive Echo token will receive data from other cognizant peers whereas traditional peers will not. Binding endpoints therefore selectively-echo data.</text:p>
      <text:p text:style-name="P2">The Adaptive Echo behaves as follows:</text:p>
      <text:list xml:id="list2004481175857788047" text:style-name="L2">
        <text:list-item>
          <text:p text:style-name="P24">A binding endpoint defines an Adaptive Echo token. The information must be distributed securely.</text:p>
        </text:list-item>
        <text:list-item>
          <text:p text:style-name="P24">A networked peer having the given Adaptive Echo token generates H<text:span text:style-name="T1">Hash Key</text:span>(E<text:span text:style-name="T1">Encryption Key</text:span>(Message || Time)) || E<text:span text:style-name="T1">Encryption Key</text:span>(Message || Time) where the Encryption Key and Hash Key are derived from the Adaptive Echo token. The generated information is then submitted to the binding endpoint as Message || Adaptive Echo Information.</text:p>
        </text:list-item>
        <text:list-item>
          <text:p text:style-name="P24">The binding endpoint processes the received message to determine if the message is tagged with a known Adaptive Echo token. If the message is indeed tagged correctly, the Time value is inspected. If the Time value is within five seconds of the binding endpoint's local time, the message is considered correct and the peer's presence is recorded.</text:p>
        </text:list-item>
        <text:list-item>
          <text:p text:style-name="P24">As the binding endpoint receives messages from other peers, it inspects the messages to determine if the messages have been tagged with Adaptive Echo tokens. This process creates a network of associated peers. Because peers themselves may be binding endpoints, the Adaptive Echo may be used to generate an artificial trust network.</text:p>
        </text:list-item>
      </text:list>
      <text:p text:style-name="P4">Adaptive Echo is susceptible to eavesdropping. As an example, if a message that is tagged with an Adaptive Echo token should travel through one or more peers to reach a destination, the peers may record the message and subsequently replay the message to a binding peer. The replay must occur within the acceptance window of the message. Additionally, the binding endpoint's congestion control container must not already contain the message. If both conditions are met, the binding endpoint will consider the peer as trustworthy.</text:p>
      <text:p text:style-name="P2"/>
      <text:h text:style-name="P37" text:outline-level="3"><text:bookmark-start text:name="__RefHeading__186_1525007520"/>Block Cipher Modes of Operation<text:bookmark-end text:name="__RefHeading__186_1525007520"/></text:h>
      <text:p text:style-name="P2">Spot-On uses CBC with CTS to provide confidentiality. The file encryption mechanism supports the GCM algorithm without the authenticity property that's provided by the algorithm. To provide authenticity, the application uses the encrypted-then-MAC (EtM) approach. The Encrypted and Authenticated Containers section provides more details.</text:p>
      <text:p text:style-name="P2"/>
      <text:h text:style-name="P37" text:outline-level="3"><text:bookmark-start text:name="__RefHeading__810_1754408385"/>Communication Methods<text:bookmark-end text:name="__RefHeading__810_1754408385"/></text:h>
      <text:p text:style-name="P2">Spot-On supports SCTP, TCP, and UDP communication methods. For TCP-based communications, OpenSSL is supported. Spot-On distributes data with or without SSL/TLS. Please note that magnet distribution violates this principle and therefore requires SSL/TLS. Communications between the Spot-On Kernel and the Spot-On User Interface also require SSL/TLS via TCP. In essence, the application is generally method-neutral.</text:p>
      <text:p text:style-name="P2"/>
      <text:h text:style-name="P38" text:outline-level="3"><text:bookmark-start text:name="__RefHeading__297_1157459078"/>Communication Model<text:bookmark-end text:name="__RefHeading__297_1157459078"/></text:h>
      <text:p text:style-name="P11">Spot-On mostly assumes an asynchronous communication model. The Accounts, SMP, and Two-Way calling systems require responses.</text:p>
      <text:p text:style-name="P11"/>
      <text:h text:style-name="P37" text:outline-level="3"><text:bookmark-start text:name="__RefHeading__283_2127962396"/>Configuration Settings<text:bookmark-end text:name="__RefHeading__283_2127962396"/></text:h>
      <text:p text:style-name="P2">Spot-On implements a defensive approach with respect to configuration settings. Shortly after the kernel and the user interface are started, important settings are reviewed and if necessary corrected. The potentially-adjusted values are stocked in global containers. Some methods also inspect critical values, adjusting them if necessary.</text:p>
      <text:p text:style-name="P2"/>
      <text:h text:style-name="P37" text:outline-level="3"><text:bookmark-start text:name="__RefHeading__813_1754408385"/>Constant-Time Comparison Function<text:bookmark-end text:name="__RefHeading__813_1754408385"/></text:h>
      <text:p text:style-name="P2">Spot-On attempts to utilize constant-time byte comparison functions so as to avoid timing analysis.</text:p>
      <text:p text:style-name="P2"/>
      <text:h text:style-name="P37" text:outline-level="3"><text:bookmark-start text:name="__RefHeading__816_1754408385"/>Echo Protocol<text:bookmark-end text:name="__RefHeading__816_1754408385"/></text:h>
      <text:p text:style-name="P2">Spot-On introduced the Echo Protocol. The Echo is a malleable protocol. That is, the protocol does not require rigid implementation details. Each model may adhere to their own peculiar obligations. The Echo functions on the elementary persuasion that information is dispersed over multiple or singular passages and channel endpoints evaluate the suitability of the received data. Because data may become intolerable, Spot-On implements its own congestion control algorithm. Received messages that meet some basic criteria are labeled and duplicates are discarded. Advanced models may define more sophisticated congestion-avoidance algorithms based upon their interpretations of the Echo.</text:p>
      <text:p text:style-name="P2">Spot-On provides two modes of operation for the general Echo Protocol, Full Echo and Half Echo. The Full Echo permits absolute data flow. The Half Echo defines an agreement between two endpoints. Within this agreement, information from other endpoints is prohibited from traveling along the private channel.</text:p>
      <text:p text:style-name="P2"/>
      <text:h text:style-name="P39" text:outline-level="3"><text:bookmark-start text:name="__RefHeading__651_817640049"/>Echo Public Key Sharing<text:bookmark-end text:name="__RefHeading__651_817640049"/></text:h>
      <text:p text:style-name="P9">The Echo Public Key Sharing construct was introduced by Mr. Fennel. It is an elegant compliment to the Echo Protocol. The concept may be summarized as follows:</text:p>
      <text:list xml:id="list8547989815321197540" text:style-name="L3">
        <text:list-item>
          <text:p text:style-name="P25">A community is created. The community is defined by a pair of authentication and encryption keys. The keys are derived via the PBKDF2 function.</text:p>
        </text:list-item>
        <text:list-item>
          <text:p text:style-name="P26">Public key pairs may be optionally exchanged via the community. Participants who subscribe to a well-defined community will automatically accept public key pairs from participants who have published their public keys to the respective community.</text:p>
        </text:list-item>
      </text:list>
      <text:p text:style-name="P10"/>
      <text:h text:style-name="P37" text:outline-level="3"><text:bookmark-start text:name="__RefHeading__266_198272384"/>Electronic Mail<text:bookmark-end text:name="__RefHeading__266_198272384"/></text:h>
      <text:p text:style-name="P2">Spot-On provides two e-mail models for distributed e-mail. Endpoints may optionally define themselves as institutions or post offices, or both.</text:p>
      <text:p text:style-name="P2">A brief description of e-mail institutions follows. E-mail institutions are artificially characterized by addresses and names. The information is not considered secret and several endpoints may identify themselves identically. It is the responsibility of an institution to accept subscribers, that is, public-key pairs. The data that an institution houses is stored in encrypted containers. Unlike physical institutions, Spot-On institutions are only allowed to read the signature portions of e-mail letters. The signatures allow verification of deposits and withdrawals.</text:p>
      <text:p text:style-name="P2">The sole difference between e-mail institutions and e-mail post offices is that post offices require the distribution of public-key pairs.</text:p>
      <text:p text:style-name="P2"/>
      <text:h text:style-name="P43" text:outline-level="3"><text:bookmark-start text:name="__RefHeading___Toc649_890794201"/>Electronic Mail Forward Secrecy<text:bookmark-end text:name="__RefHeading___Toc649_890794201"/></text:h>
      <text:p text:style-name="P14">This section briefly describes a two-step <text:span text:style-name="T9">communication </text:span>process for establishing forward secrecy in Spot-On e-mail. <text:span text:style-name="T15">We assume a hybrid scheme with respect to public-key encryption.</text:span></text:p>
      <text:p text:style-name="P14">Assumptions:</text:p>
      <text:list xml:id="list860147063129963672" text:style-name="L4">
        <text:list-item>
          <text:p text:style-name="P29">Permanent public key pairs have been exchanged correctly.</text:p>
        </text:list-item>
        <text:list-item>
          <text:p text:style-name="P29">The initiator's kernel remains active during the <text:span text:style-name="T12">exchange</text:span> window.</text:p>
        </text:list-item>
      </text:list>
      <text:p text:style-name="P15">Protocol:</text:p>
      <text:list xml:id="list4867839648654618373" text:style-name="L5">
        <text:list-item>
          <text:p text:style-name="P30">Participant A generates a temporary public encryption key <text:span text:style-name="T6">pair</text:span>. <text:span text:style-name="T13">The key pair's attributes are similar to those of participant A's permanent public key pair's. </text:span>If the kernel is deactivated <text:span text:style-name="T14">after the key pair is generated</text:span>, the <text:span text:style-name="T14">key </text:span>pair is discarded and the protoco<text:span text:style-name="T7">l is terminated.</text:span></text:p>
        </text:list-item>
        <text:list-item>
          <text:p text:style-name="P30"><text:span text:style-name="T11">Participant </text:span>A transmits the <text:span text:style-name="T7">public </text:span>key to B. The pair is<text:span text:style-name="T13"> </text:span>encrypted with B's permanent encryption public key and <text:span text:style-name="T7">optionally </text:span>signed with A's permanent <text:span text:style-name="T10">private</text:span> <text:span text:style-name="T13">signature </text:span>key.</text:p>
        </text:list-item>
        <text:list-item>
          <text:p text:style-name="P30">B receives the <text:span text:style-name="T7">public</text:span> key and <text:span text:style-name="T7">optionally </text:span>verifies the signature. <text:span text:style-name="T7">If B requires a valid signature but one is not provided, the protocol is terminated.</text:span></text:p>
        </text:list-item>
        <text:list-item>
          <text:p text:style-name="P30">B generates authentication and encryption keys.</text:p>
        </text:list-item>
        <text:list-item>
          <text:p text:style-name="P30">Using the temporary <text:span text:style-name="T13">public </text:span>encryption key, B <text:span text:style-name="T7">transfers the keys to A. The complete bundle is encrypted with A's permanent encryption public key and optionally signed with B's permanent private signature key.</text:span></text:p>
        </text:list-item>
        <text:list-item>
          <text:p text:style-name="P31"><text:span text:style-name="T11">Participant </text:span>A receives the bundle and optionally verifies the signature. If A requires a valid signature but one is not provided, the protocol <text:span text:style-name="T8">is </text:span>terminate<text:span text:style-name="T8">d</text:span>.</text:p>
        </text:list-item>
      </text:list>
      <text:p text:style-name="P16">The keys generated in the fourth step may remain in use until one of the parties decides to establish new keys.</text:p>
      <text:p text:style-name="P17">Signatures are required over the Poptastic transport protocol.</text:p>
      <text:p text:style-name="P18"/>
      <text:h text:style-name="P37" text:outline-level="3"><text:bookmark-start text:name="__RefHeading__819_1754408385"/>Encrypted and Authenticated Containers<text:bookmark-end text:name="__RefHeading__819_1754408385"/></text:h>
      <text:p text:style-name="Text_20_body">Some of the data that Spot-On retains locally is stored in encrypted and authenticated containers. CBC and CTS encryption modes are used with a variety of block ciphers. Encryption and authentication occur as follows:</text:p>
      <text:list xml:id="list7251703357001864122" text:style-name="L6">
        <text:list-item>
          <text:p text:style-name="P33">If the size of the original data is less than the specified cipher's block size, the original data is re-sized such that its new size is identical to the cipher's block size. A zero-byte pad is applied.</text:p>
        </text:list-item>
        <text:list-item>
          <text:p text:style-name="P32">Append the size of the original data to the original container.</text:p>
        </text:list-item>
        <text:list-item>
          <text:p text:style-name="P32">Encrypt the augmented data via the selected cipher and specified mode.</text:p>
        </text:list-item>
        <text:list-item>
          <text:p text:style-name="P32">Compute a keyed-hash of the encrypted container.</text:p>
        </text:list-item>
        <text:list-item>
          <text:p text:style-name="P32">Concatenate the hash output with the encrypted data, H<text:span text:style-name="T1">Hash Key</text:span>(E<text:span text:style-name="T1">Encryption Key</text:span>(Data || Size(Data))) || E<text:span text:style-name="T1">Encryption Key</text:span>(Data || Size(Data)).</text:p>
        </text:list-item>
      </text:list>
      <text:p text:style-name="Text_20_body">Spot-On also includes a mechanism for re-encoding data if new authentication and encryption keys are desired.</text:p>
      <text:p text:style-name="Text_20_body"/>
      <text:h text:style-name="P40" text:outline-level="3"><text:bookmark-start text:name="__RefHeading__603_490309552"/>File Encryption<text:bookmark-end text:name="__RefHeading__603_490309552"/></text:h>
      <text:p text:style-name="P6">Spot-On includes a simple file encryption application. The PIN and secret are used for generating authentication and encryption keys. After the initial encryption key is derived and applied, subsequent encryption keys are derived via SHA-256. That is, Key<text:span text:style-name="T1">i+1</text:span> = SHA-256(Key<text:span text:style-name="T1">i</text:span>). Several encryption and hash algorithms are supported as well as various encryption modes.</text:p>
      <text:p text:style-name="P13">The format of the converted file is as follows:</text:p>
      <table:table table:name="Table1" table:style-name="Table1">
        <table:table-column table:style-name="Table1.A" table:number-columns-repeated="3"/>
        <table:table-row>
          <table:table-cell table:style-name="Table1.A1" office:value-type="string">
            <text:p text:style-name="P21">Byte 0: 0 – unsigned file, 1 – signed file</text:p>
          </table:table-cell>
          <table:table-cell table:style-name="Table1.A1" office:value-type="string">
            <text:p text:style-name="P21">Bytes 1 – 64: keyed hash or 64 bytes of zeros</text:p>
          </table:table-cell>
          <table:table-cell table:style-name="Table1.C1" office:value-type="string">
            <text:p text:style-name="P21">Bytes 65 – EOF: encrypted data</text:p>
          </table:table-cell>
        </table:table-row>
      </table:table>
      <text:p text:style-name="P6"/>
      <text:h text:style-name="P37" text:outline-level="3"><text:bookmark-start text:name="__RefHeading__822_1754408385"/>Key Derivation<text:bookmark-end text:name="__RefHeading__822_1754408385"/></text:h>
      <text:p text:style-name="P2">Spot-On uses separate authentication and encryption keys for local data. The key-derivation process is as follows:</text:p>
      <text:list xml:id="list5291883271970602512" text:style-name="L7">
        <text:list-item>
          <text:p text:style-name="P27">Generate a cryptographic salt. The size of the salt is configurable.</text:p>
        </text:list-item>
        <text:list-item>
          <text:p text:style-name="P27">Derive a temporary key via the PBKDF2 function. The hash algorithm, iteration count, passphrase (question/answer), and salt are input parameters to the function. All of the aforementioned parameters are configurable.</text:p>
        </text:list-item>
        <text:list-item>
          <text:p text:style-name="P27">Using the temporary key from the previous step, derive a new key via the PBKDF2 function. The previous parameters are also used, however, the temporary key replaces the passphrase (question/answer).</text:p>
        </text:list-item>
        <text:list-item>
          <text:p text:style-name="P27">Separate the derived key into two distinct keys. The encryption key is N bytes long, where N is the recommended key size of the selected cipher. The remaining bytes compose the authentication key. The generated authentication key contains at least 512 bytes.</text:p>
        </text:list-item>
      </text:list>
      <text:p text:style-name="P2"/>
      <text:h text:style-name="P37" text:outline-level="3"><text:bookmark-start text:name="__RefHeading__210_1274879713"/>Hybrid System<text:bookmark-end text:name="__RefHeading__210_1274879713"/></text:h>
      <text:p text:style-name="P7">Spot-On implements a hybrid system for authenticity and confidentiality. One portion of the system generates per-message authentication and encryption keys. These two keys are used for authenticating and encapsulating data. The two keys are encapsulated via the public-key portion of the system. The application also provides a mechanism for distributing session-like keys for data encapsulation. Again, the keys are encapsulated via the public-key system. An additional mechanism allows the distribution of session-like keys via previously-established private keys. Digital signatures are optionally applied to the data. As an example, please consider the following message: E<text:span text:style-name="T1">Public Key</text:span>(Encryption Key || Hash Key) || E<text:span text:style-name="T1">Encryption Key</text:span>(Data) || H<text:span text:style-name="T2">Hash Key</text:span> (E<text:span text:style-name="T1">Public Key</text:span>(Encryption Key || Hash Key) || E<text:span text:style-name="T1">Encryption Key</text:span>(Data)). The private-key authentication and encryption mechanism is identical to the procedure discussed in the Encrypted and Authenticated Containers section.</text:p>
      <text:p text:style-name="P3"/>
      <text:h text:style-name="P44" text:outline-level="3"><text:bookmark-start text:name="__RefHeading__299_1157459078"/>Multiple Devices<text:bookmark-end text:name="__RefHeading__299_1157459078"/></text:h>
      <text:p text:style-name="P12">Spot-On allows identical representations of individual nodes across multiple devices. For example, one may configure a node on one device and copy the configuration to another device.</text:p>
      <text:p text:style-name="P12"/>
      <text:p text:style-name="P20"/>
      <text:h text:style-name="P36" text:outline-level="3"><text:bookmark-start text:name="__RefHeading__253_527466761"/>Poptastic<text:bookmark-end text:name="__RefHeading__253_527466761"/></text:h>
      <text:p text:style-name="P2">Version 0.17 of Spot-On introduced the Poptastic protocol. The new protocol allows participants to communicate via the IMAP, POP3, and SMTP protocols. The protocol provides a medium for near real-time conversations as well as traditional e-mail. Please note that the protocol does not support the two-way calling mechanism.</text:p>
      <text:p text:style-name="P2"/>
      <text:h text:style-name="P37" text:outline-level="3"><text:bookmark-start text:name="__RefHeading__169_1115980955"/>Public Key Infrastructure<text:bookmark-end text:name="__RefHeading__169_1115980955"/></text:h>
      <text:p text:style-name="P2">Spot-On utilizes the libgcrypt and libntru libraries for permanent private and public key pairs. Presently, the application generates ten key pairs during the initialization process. Key generation is optional. Consequently, Spot-On does not require a public key infrastructure.</text:p>
      <text:p text:style-name="P2">ElGamal, NTRU, and RSA encryption algorithms are supported. DSA, ECDSA, EdDSA, ElGamal, and RSA signature algorithms are supported. The OAEP and PSS schemes are used with RSA encryption and RSA signing, respectively.</text:p>
      <text:p text:style-name="P2">Communications between nodes having diverse key types are well-defined if the nodes share common libgcrypt and libntru libraries.</text:p>
      <text:p text:style-name="P2">Non-NTRU private keys are evaluated for correctness via the gcry_pk_testkey() function. Public keys must also meet some basic criteria such as including the public-key identifier.</text:p>
      <text:p text:style-name="P2"/>
      <text:h text:style-name="P41" text:outline-level="3"><text:bookmark-start text:name="__RefHeading___Toc631_61244466"/>Sessions<text:bookmark-end text:name="__RefHeading___Toc631_61244466"/></text:h>
      <text:p text:style-name="P8">Excluding <text:span text:style-name="T16">Forward Secrecy, SMP</text:span>, accounts, and congestion control, Spot-On does not maintain a deliberate state system with respect to communications. Some portions of the system provide the user with state information, however, the information is not required for the health and stability of Spot-On communications.</text:p>
      <text:p text:style-name="P8"/>
      <text:h text:style-name="P42" text:outline-level="3"><text:bookmark-start text:name="__RefHeading__330_678579420"/>Socialist Millionaire Protocol<text:bookmark-end text:name="__RefHeading__330_678579420"/></text:h>
      <text:p text:style-name="P5">As of version 0.19, Spot-On includes an asynchronous implementation of the Socialist Millionaire Protocol as defined by <text:a xlink:type="simple" xlink:href="https://otr.cypherpunks.ca/Protocol-v3-4.0.0.html" text:style-name="Internet_20_link" text:visited-style-name="Visited_20_Internet_20_Link">https://otr.cypherpunks.ca/Protocol-v3-4.0.0.html</text:a>. Spot-On does not distribute zero-knowledge proofs during the various data exchanges. Also, Spot-On uses the SHA-512 of the secrets as the x and y components.</text:p>
      <text:p text:style-name="P5">Assuming that Alice begins the exchange:</text:p>
      <text:list xml:id="list3782548011396308873" text:style-name="L8">
        <text:list-item>
          <text:p text:style-name="P35">Alice: </text:p>
          <text:list>
            <text:list-item>
              <text:p text:style-name="P35">Picks random exponents a<text:span text:style-name="T4">2</text:span> and a<text:span text:style-name="T4">3</text:span> </text:p>
            </text:list-item>
            <text:list-item>
              <text:p text:style-name="P35">Sends Bob g<text:span text:style-name="T4">2a</text:span> = g<text:span text:style-name="T4">1</text:span><text:span text:style-name="T5">a</text:span><text:span text:style-name="T4">2</text:span> and g<text:span text:style-name="T4">3a</text:span> = g<text:span text:style-name="T4">1</text:span><text:span text:style-name="T5">a</text:span><text:span text:style-name="T4">3</text:span> </text:p>
            </text:list-item>
          </text:list>
        </text:list-item>
        <text:list-item>
          <text:p text:style-name="P35">Bob: </text:p>
          <text:list>
            <text:list-item>
              <text:p text:style-name="P35">Picks random exponents b<text:span text:style-name="T4">2</text:span> and b<text:span text:style-name="T4">3</text:span> </text:p>
            </text:list-item>
            <text:list-item>
              <text:p text:style-name="P35">Computes g<text:span text:style-name="T4">2b</text:span> = g<text:span text:style-name="T4">1</text:span><text:span text:style-name="T5">b</text:span><text:span text:style-name="T4">2</text:span> and g<text:span text:style-name="T4">3b</text:span> = g<text:span text:style-name="T4">1</text:span><text:span text:style-name="T5">b</text:span><text:span text:style-name="T4">3</text:span> </text:p>
            </text:list-item>
            <text:list-item>
              <text:p text:style-name="P35">Computes g<text:span text:style-name="T4">2</text:span> = g<text:span text:style-name="T4">2a</text:span><text:span text:style-name="T5">b</text:span><text:span text:style-name="T4">2</text:span> and g<text:span text:style-name="T4">3</text:span> = g<text:span text:style-name="T4">3a</text:span><text:span text:style-name="T5">b</text:span><text:span text:style-name="T4">3</text:span> </text:p>
            </text:list-item>
            <text:list-item>
              <text:p text:style-name="P35">Picks random exponent r </text:p>
            </text:list-item>
            <text:list-item>
              <text:p text:style-name="P35">Computes P<text:span text:style-name="T4">b</text:span> = g<text:span text:style-name="T4">3</text:span><text:span text:style-name="T5">r</text:span> and Q<text:span text:style-name="T4">b</text:span> = g<text:span text:style-name="T4">1</text:span><text:span text:style-name="T5">r</text:span> g<text:span text:style-name="T4">2</text:span><text:span text:style-name="T5">y</text:span> </text:p>
            </text:list-item>
            <text:list-item>
              <text:p text:style-name="P35">Sends Alice g<text:span text:style-name="T4">2b</text:span>, g<text:span text:style-name="T4">3b</text:span>, P<text:span text:style-name="T4">b</text:span> and Q<text:span text:style-name="T4">b</text:span> </text:p>
            </text:list-item>
          </text:list>
        </text:list-item>
        <text:list-item>
          <text:p text:style-name="P35">Alice: </text:p>
          <text:list>
            <text:list-item>
              <text:p text:style-name="P35">Computes g<text:span text:style-name="T4">2</text:span> = g<text:span text:style-name="T4">2b</text:span><text:span text:style-name="T5">a</text:span><text:span text:style-name="T4">2</text:span> and g<text:span text:style-name="T4">3</text:span> = g<text:span text:style-name="T4">3b</text:span><text:span text:style-name="T5">a</text:span><text:span text:style-name="T4">3</text:span> </text:p>
            </text:list-item>
            <text:list-item>
              <text:p text:style-name="P35">Picks random exponent s </text:p>
            </text:list-item>
            <text:list-item>
              <text:p text:style-name="P35">Computes P<text:span text:style-name="T4">a</text:span> = g<text:span text:style-name="T4">3</text:span><text:span text:style-name="T5">s</text:span> and Q<text:span text:style-name="T4">a</text:span> = g<text:span text:style-name="T4">1</text:span><text:span text:style-name="T5">s</text:span> g<text:span text:style-name="T4">2</text:span><text:span text:style-name="T5">x</text:span> </text:p>
            </text:list-item>
            <text:list-item>
              <text:p text:style-name="P35">Computes R<text:span text:style-name="T4">a</text:span> = (Q<text:span text:style-name="T4">a</text:span> / Q<text:span text:style-name="T4">b</text:span>) <text:span text:style-name="T5">a</text:span><text:span text:style-name="T4">3</text:span> </text:p>
            </text:list-item>
            <text:list-item>
              <text:p text:style-name="P35">Sends Bob P<text:span text:style-name="T4">a</text:span>, Q<text:span text:style-name="T4">a</text:span> and R<text:span text:style-name="T4">a</text:span> </text:p>
            </text:list-item>
          </text:list>
        </text:list-item>
        <text:list-item>
          <text:p text:style-name="P35">Bob: </text:p>
          <text:list>
            <text:list-item>
              <text:p text:style-name="P35">Computes R<text:span text:style-name="T4">b</text:span> = (Q<text:span text:style-name="T4">a</text:span> / Q<text:span text:style-name="T4">b</text:span>) <text:span text:style-name="T5">b</text:span><text:span text:style-name="T4">3</text:span> </text:p>
            </text:list-item>
            <text:list-item>
              <text:p text:style-name="P35">Computes R<text:span text:style-name="T4">ab</text:span> = R<text:span text:style-name="T4">a</text:span><text:span text:style-name="T5">b</text:span><text:span text:style-name="T4">3</text:span> </text:p>
            </text:list-item>
            <text:list-item>
              <text:p text:style-name="P35">Checks whether R<text:span text:style-name="T4">ab</text:span> == (P<text:span text:style-name="T4">a</text:span> / P<text:span text:style-name="T4">b</text:span>) </text:p>
            </text:list-item>
            <text:list-item>
              <text:p text:style-name="P35">Sends Alice R<text:span text:style-name="T4">b</text:span> </text:p>
            </text:list-item>
          </text:list>
        </text:list-item>
        <text:list-item>
          <text:p text:style-name="P35">Alice: </text:p>
          <text:list>
            <text:list-item>
              <text:p text:style-name="P35">Computes R<text:span text:style-name="T4">ab</text:span> = R<text:span text:style-name="T4">b</text:span><text:span text:style-name="T5">a</text:span><text:span text:style-name="T4">3</text:span> </text:p>
            </text:list-item>
            <text:list-item>
              <text:p text:style-name="P35">Checks whether R<text:span text:style-name="T4">ab</text:span> == (P<text:span text:style-name="T4">a</text:span> / P<text:span text:style-name="T4">b</text:span>) </text:p>
            </text:list-item>
          </text:list>
        </text:list-item>
        <text:list-item>
          <text:p text:style-name="P34">If everything is done correctly, then R<text:span text:style-name="T4">ab</text:span> should hold the value of (P<text:span text:style-name="T4">a</text:span> / P<text:span text:style-name="T4">b</text:span>) times (g<text:span text:style-name="T4">2</text:span><text:span text:style-name="T5">a</text:span><text:span text:style-name="T4">3</text:span><text:span text:style-name="T5">b</text:span><text:span text:style-name="T4">3</text:span>)<text:span text:style-name="T5">(x - y)</text:span>, which means that the test at the end of the protocol will only succeed if x == y. Further, since g<text:span text:style-name="T4">2</text:span><text:span text:style-name="T5">a</text:span><text:span text:style-name="T4">3</text:span><text:span text:style-name="T5">b</text:span><text:span text:style-name="T4">3</text:span> is a random number not known to any party, if x is not equal to y, no other information is revealed.</text:p>
        </text:list-item>
      </text:list>
      <text:h text:style-name="P37" text:outline-level="3"><text:bookmark-start text:name="__RefHeading__230_1536820662"/>Two-Way Calling<text:bookmark-end text:name="__RefHeading__230_1536820662"/></text:h>
      <text:p text:style-name="P2">Spot-On implements a plain two-pass key-distribution system. The protocol is defined as follows:</text:p>
      <text:list xml:id="list2594810254098658392" text:style-name="L9">
        <text:list-item>
          <text:p text:style-name="P28">A peer generates 128-bit AES and 256-bit SHA-512 keys via the system's cryptographic random number generator.</text:p>
        </text:list-item>
        <text:list-item>
          <text:p text:style-name="P28">Using the destination's public key, the peer encapsulates the two keys via the hybrid cryptographic system.</text:p>
        </text:list-item>
        <text:list-item>
          <text:p text:style-name="P28">The destination peer receives the data, records it, and generates separate keys as in step 1.</text:p>
        </text:list-item>
        <text:list-item>
          <text:p text:style-name="P28">The destination peer transmits the encapsulated keys to the originating peer as in step 2.</text:p>
        </text:list-item>
      </text:list>
      <text:p text:style-name="P2">Once the protocol is executed, the two peers shall possess identical authentication and encryption keys. Please note that duplicate half-keys are allowed.</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025f4ec"/>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onster </meta:initial-creator>
    <meta:creation-date>2014-10-24T18:38:51</meta:creation-date>
    <dc:date>2015-09-12T10:24:31.475286750</dc:date>
    <meta:editing-duration>PT17H1M19S</meta:editing-duration>
    <meta:editing-cycles>250</meta:editing-cycles>
    <meta:generator>LibreOffice/4.4.3.2$Linux_X86_64 LibreOffice_project/40m0$Build-2</meta:generator>
    <meta:document-statistic meta:table-count="1" meta:image-count="0" meta:object-count="0" meta:page-count="23" meta:paragraph-count="145" meta:word-count="2861" meta:character-count="18564" meta:non-whitespace-character-count="15877"/>
  </office:meta>
</office:document-meta>
</file>